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E000000109C152CAE85D180B8.png" manifest:media-type="image/png"/>
  <manifest:file-entry manifest:full-path="Pictures/1000000000000100000001008BF9A49D6F90A445.png" manifest:media-type="image/png"/>
  <manifest:file-entry manifest:full-path="Pictures/100000000000010000000100B402320F96F46E7A.png" manifest:media-type="image/png"/>
  <manifest:file-entry manifest:full-path="Pictures/1000000000000100000001003486DDC4007ADF05.png" manifest:media-type="image/png"/>
  <manifest:file-entry manifest:full-path="Pictures/100000000000010000000100B939ED31F53AF2BD.png" manifest:media-type="image/png"/>
  <manifest:file-entry manifest:full-path="Pictures/10000000000001000000010009B08B9F018956D7.png" manifest:media-type="image/png"/>
  <manifest:file-entry manifest:full-path="Pictures/100000000000010000000100EB1D7603D48934D2.png" manifest:media-type="image/png"/>
  <manifest:file-entry manifest:full-path="Pictures/100000000000010000000100D4D7380A03603CB5.png" manifest:media-type="image/png"/>
  <manifest:file-entry manifest:full-path="Pictures/1000000000000100000001005BDB48604DDAC538.png" manifest:media-type="image/png"/>
  <manifest:file-entry manifest:full-path="Pictures/100000000000010000000100F8AEBCB6131904D9.png" manifest:media-type="image/png"/>
  <manifest:file-entry manifest:full-path="Pictures/100000000000010000000100F0753438B71AEDED.png" manifest:media-type="image/png"/>
  <manifest:file-entry manifest:full-path="Pictures/10000000000001000000010083A97D22A760FC47.png" manifest:media-type="image/png"/>
  <manifest:file-entry manifest:full-path="Pictures/1000000000000100000001008FB4025BC0E28053.png" manifest:media-type="image/png"/>
  <manifest:file-entry manifest:full-path="Pictures/1000000000000100000001008F5D0E840C57A380.png" manifest:media-type="image/png"/>
  <manifest:file-entry manifest:full-path="Pictures/100000000000010000000100734454C662ECE230.png" manifest:media-type="image/png"/>
  <manifest:file-entry manifest:full-path="Pictures/100000000000010000000100005C5A4F9A325745.png" manifest:media-type="image/png"/>
  <manifest:file-entry manifest:full-path="Pictures/1000000000000100000001005072BA9D80E654DF.png" manifest:media-type="image/png"/>
  <manifest:file-entry manifest:full-path="Pictures/100000000000010000000100E0118178A24FAA27.png" manifest:media-type="image/png"/>
  <manifest:file-entry manifest:full-path="Pictures/100000000000010000000100F396B10A4A281D22.png" manifest:media-type="image/png"/>
  <manifest:file-entry manifest:full-path="Pictures/1000000000000100000001007DE6E77BEFBA83A6.png" manifest:media-type="image/png"/>
  <manifest:file-entry manifest:full-path="Pictures/100000000000010000000100E1F5672DAC9E58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oper Black" svg:font-family="'Cooper Black'" style:font-pitch="variable"/>
    <style:font-face style:name="Inter Thin  BETA" svg:font-family="'Inter Thin  BETA'" style:font-pitch="variable"/>
    <style:font-face style:name="Linux Biolinum Keyboard O" svg:font-family="'Linux Biolinum Keyboard O'" style:font-pitch="variable"/>
    <style:font-face style:name="Linux Biolinum O" svg:font-family="'Linux Biolinum O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solid" svg:stroke-width="0.102cm" svg:stroke-color="#dee6ef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102cm" svg:stroke-color="#481d32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102cm" svg:stroke-color="#00a933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svg:stroke-color="#2a6099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svg:stroke-color="#158466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2cm" svg:stroke-color="#999999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svg:stroke-color="#706e0c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02cm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102cm" svg:stroke-color="#ffdbb6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102cm" svg:stroke-color="#55308d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2cm" svg:stroke-color="#eeeeee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02cm" svg:stroke-color="#dedce6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102cm" svg:stroke-color="#729fcf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102cm" svg:stroke-color="#ffde59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02cm" svg:stroke-color="#e16173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02cm" svg:stroke-color="#77bc65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102cm" svg:stroke-color="#ff6d6d" draw:marker-start-width="0.152cm" draw:marker-end-width="0.1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1.02cm" fo:min-width="6.35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102cm" svg:stroke-color="#00fa9a" draw:marker-start-width="0.356cm" draw:marker-end-width="0.356cm" draw:fill="none" draw:textarea-horizontal-align="justify" draw:textarea-vertical-align="middle" draw:auto-grow-height="false" fo:min-height="6.735cm" fo:min-width="6.485cm" fo:padding-top="0.176cm" fo:padding-bottom="0.176cm" fo:padding-left="0.301cm" fo:padding-right="0.301cm"/>
    </style:style>
    <style:style style:name="gr22" style:family="graphic" style:parent-style-name="Object_20_with_20_no_20_fill_20_and_20_no_20_line">
      <style:graphic-properties draw:stroke="solid" svg:stroke-width="0.102cm" svg:stroke-color="#ff1493" draw:marker-start-width="0.356cm" draw:marker-end-width="0.35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width="0.102cm" svg:stroke-color="#fff9c4" draw:marker-start-width="0.356cm" draw:marker-end-width="0.35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loext:graphic-properties draw:fill="none"/>
      <style:paragraph-properties fo:text-align="center"/>
      <style:text-properties fo:color="#ffffff" style:text-outline="false" style:font-name="Linux Biolinum O" fo:font-size="32pt" fo:font-weight="normal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ffffff" style:text-outline="false" style:font-name="Linux Biolinum O" fo:font-size="32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style:text-underline-style="none" fo:font-weight="bold"/>
    </style:style>
    <style:style style:name="P6" style:family="paragraph">
      <loext:graphic-properties draw:fill="none"/>
      <style:paragraph-properties fo:text-align="center"/>
      <style:text-properties fo:color="#ffffff" style:text-outline="false" style:font-name="Linux Biolinum O" fo:font-size="32pt" style:text-underline-style="none" fo:font-weight="bold" style:font-size-asian="18pt" style:font-size-complex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text-properties style:font-name="Linux Biolinum Keyboard O" fo:font-size="54pt" fo:font-weight="normal" style:font-size-asian="54pt" style:font-weight-asian="normal" style:font-size-complex="54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ffffff" style:text-outline="false" style:font-name="Linux Biolinum O" fo:font-size="32pt" style:font-size-asian="18pt" style:font-size-complex="18pt"/>
    </style:style>
    <style:style style:name="T2" style:family="text">
      <style:text-properties style:font-name="Linux Biolinum Keyboard O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29.296cm" svg:y="45.806cm">
          <draw:image xlink:href="Pictures/100000000000010000000100F396B10A4A281D22.png" xlink:type="simple" xlink:show="embed" xlink:actuate="onLoad" loext:mime-type="image/png">
            <text:p/>
          </draw:image>
        </draw:frame>
        <draw:frame draw:style-name="gr2" draw:text-style-name="P1" draw:layer="layout" svg:width="6.772cm" svg:height="6.772cm" svg:x="21.676cm" svg:y="45.806cm">
          <draw:image xlink:href="Pictures/1000000000000100000001005BDB48604DDAC538.png" xlink:type="simple" xlink:show="embed" xlink:actuate="onLoad" loext:mime-type="image/png">
            <text:p/>
          </draw:image>
        </draw:frame>
        <draw:frame draw:style-name="gr3" draw:text-style-name="P1" draw:layer="layout" svg:width="6.772cm" svg:height="6.772cm" svg:x="14.056cm" svg:y="45.806cm">
          <draw:image xlink:href="Pictures/10000000000001000000010083A97D22A760FC47.png" xlink:type="simple" xlink:show="embed" xlink:actuate="onLoad" loext:mime-type="image/png">
            <text:p/>
          </draw:image>
        </draw:frame>
        <draw:frame draw:style-name="gr4" draw:text-style-name="P1" draw:layer="layout" svg:width="6.772cm" svg:height="6.772cm" svg:x="6.436cm" svg:y="45.806cm">
          <draw:image xlink:href="Pictures/100000000000010000000100F0753438B71AEDED.png" xlink:type="simple" xlink:show="embed" xlink:actuate="onLoad" loext:mime-type="image/png">
            <text:p/>
          </draw:image>
        </draw:frame>
        <draw:frame draw:style-name="gr5" draw:text-style-name="P1" draw:layer="layout" svg:width="6.772cm" svg:height="6.772cm" svg:x="6.436cm" svg:y="35.646cm">
          <draw:image xlink:href="Pictures/100000000000010000000100F8AEBCB6131904D9.png" xlink:type="simple" xlink:show="embed" xlink:actuate="onLoad" loext:mime-type="image/png">
            <text:p/>
          </draw:image>
        </draw:frame>
        <draw:frame draw:style-name="gr6" draw:text-style-name="P1" draw:layer="layout" svg:width="6.772cm" svg:height="6.772cm" svg:x="14.056cm" svg:y="35.646cm">
          <draw:image xlink:href="Pictures/1000000000000100000001008FB4025BC0E28053.png" xlink:type="simple" xlink:show="embed" xlink:actuate="onLoad" loext:mime-type="image/png">
            <text:p/>
          </draw:image>
        </draw:frame>
        <draw:frame draw:style-name="gr7" draw:text-style-name="P1" draw:layer="layout" svg:width="6.772cm" svg:height="6.772cm" svg:x="21.676cm" svg:y="35.646cm">
          <draw:image xlink:href="Pictures/1000000000000100000001005072BA9D80E654DF.png" xlink:type="simple" xlink:show="embed" xlink:actuate="onLoad" loext:mime-type="image/png">
            <text:p/>
          </draw:image>
        </draw:frame>
        <draw:frame draw:style-name="gr8" draw:text-style-name="P1" draw:layer="layout" svg:width="6.772cm" svg:height="6.772cm" svg:x="29.296cm" svg:y="35.646cm">
          <draw:image xlink:href="Pictures/100000000000010000000100734454C662ECE230.png" xlink:type="simple" xlink:show="embed" xlink:actuate="onLoad" loext:mime-type="image/png">
            <text:p/>
          </draw:image>
        </draw:frame>
        <draw:frame draw:style-name="gr9" draw:text-style-name="P1" draw:layer="layout" svg:width="6.772cm" svg:height="6.772cm" svg:x="36.916cm" svg:y="35.646cm">
          <draw:image xlink:href="Pictures/100000000000010000000100005C5A4F9A325745.png" xlink:type="simple" xlink:show="embed" xlink:actuate="onLoad" loext:mime-type="image/png">
            <text:p/>
          </draw:image>
        </draw:frame>
        <draw:frame draw:style-name="gr10" draw:text-style-name="P1" draw:layer="layout" svg:width="6.772cm" svg:height="6.772cm" svg:x="14.056cm" svg:y="25.486cm">
          <draw:image xlink:href="Pictures/100000000000010000000100E0118178A24FAA27.png" xlink:type="simple" xlink:show="embed" xlink:actuate="onLoad" loext:mime-type="image/png">
            <text:p/>
          </draw:image>
        </draw:frame>
        <draw:frame draw:style-name="gr11" draw:text-style-name="P1" draw:layer="layout" svg:width="6.772cm" svg:height="6.772cm" svg:x="21.59cm" svg:y="25.4cm">
          <draw:image xlink:href="Pictures/1000000000000100000001007DE6E77BEFBA83A6.png" xlink:type="simple" xlink:show="embed" xlink:actuate="onLoad" loext:mime-type="image/png">
            <text:p/>
          </draw:image>
        </draw:frame>
        <draw:frame draw:style-name="gr12" draw:text-style-name="P1" draw:layer="layout" svg:width="6.772cm" svg:height="6.772cm" svg:x="29.296cm" svg:y="25.486cm">
          <draw:image xlink:href="Pictures/100000000000010000000100E1F5672DAC9E5885.png" xlink:type="simple" xlink:show="embed" xlink:actuate="onLoad" loext:mime-type="image/png">
            <text:p/>
          </draw:image>
        </draw:frame>
        <draw:frame draw:style-name="gr13" draw:text-style-name="P1" draw:layer="layout" svg:width="6.772cm" svg:height="6.772cm" svg:x="36.916cm" svg:y="25.486cm">
          <draw:image xlink:href="Pictures/1000000000000100000001008F5D0E840C57A380.png" xlink:type="simple" xlink:show="embed" xlink:actuate="onLoad" loext:mime-type="image/png">
            <text:p/>
          </draw:image>
        </draw:frame>
        <draw:frame draw:style-name="gr14" draw:text-style-name="P1" draw:layer="layout" svg:width="6.772cm" svg:height="6.772cm" svg:x="6.436cm" svg:y="15.326cm">
          <draw:image xlink:href="Pictures/10000000000001000000010009B08B9F018956D7.png" xlink:type="simple" xlink:show="embed" xlink:actuate="onLoad" loext:mime-type="image/png">
            <text:p/>
          </draw:image>
        </draw:frame>
        <draw:frame draw:style-name="gr13" draw:text-style-name="P1" draw:layer="layout" svg:width="6.772cm" svg:height="6.772cm" svg:x="14.056cm" svg:y="15.326cm">
          <draw:image xlink:href="Pictures/100000000000010000000100B939ED31F53AF2BD.png" xlink:type="simple" xlink:show="embed" xlink:actuate="onLoad" loext:mime-type="image/png">
            <text:p/>
          </draw:image>
        </draw:frame>
        <draw:frame draw:style-name="gr15" draw:text-style-name="P1" draw:layer="layout" svg:width="6.772cm" svg:height="6.772cm" svg:x="21.676cm" svg:y="15.326cm">
          <draw:image xlink:href="Pictures/1000000000000100000001003486DDC4007ADF05.png" xlink:type="simple" xlink:show="embed" xlink:actuate="onLoad" loext:mime-type="image/png">
            <text:p/>
          </draw:image>
        </draw:frame>
        <draw:frame draw:style-name="gr16" draw:text-style-name="P1" draw:layer="layout" svg:width="6.772cm" svg:height="6.772cm" svg:x="29.296cm" svg:y="15.326cm">
          <draw:image xlink:href="Pictures/1000000000000100000001008BF9A49D6F90A445.png" xlink:type="simple" xlink:show="embed" xlink:actuate="onLoad" loext:mime-type="image/png">
            <text:p/>
          </draw:image>
        </draw:frame>
        <draw:frame draw:style-name="gr17" draw:text-style-name="P1" draw:layer="layout" svg:width="6.772cm" svg:height="6.772cm" svg:x="36.916cm" svg:y="5.166cm">
          <draw:image xlink:href="Pictures/100000000000010000000100D4D7380A03603CB5.png" xlink:type="simple" xlink:show="embed" xlink:actuate="onLoad" loext:mime-type="image/png">
            <text:p/>
          </draw:image>
        </draw:frame>
        <draw:custom-shape draw:style-name="gr18" draw:text-style-name="P3" draw:layer="layout" svg:width="6.858cm" svg:height="1.27cm" svg:x="6.35cm" svg:y="53.34cm">
          <text:p text:style-name="P2"><text:span text:style-name="T1">J</text:span><text:span text:style-name="T1">a</text:span><text:span text:style-name="T1">v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13.97cm" svg:y="53.34cm">
          <text:p text:style-name="P2"><text:span text:style-name="T1">C++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21.59cm" svg:y="53.34cm">
          <text:p text:style-name="P2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29.21cm" svg:y="53.34cm">
          <text:p text:style-name="P2"><text:span text:style-name="T1">Brainfuck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36.83cm" svg:y="53.34cm">
          <text:p text:style-name="P2"><text:span text:style-name="T1">HTML/CS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6.858cm" svg:height="1.27cm" svg:x="6.35cm" svg:y="43.18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13.97cm" svg:y="43.18cm">
          <text:p text:style-name="P2"><text:span text:style-name="T1">COBOL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21.59cm" svg:y="43.18cm">
          <text:p text:style-name="P2"><text:span text:style-name="T1">Bash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29.21cm" svg:y="43.18cm">
          <text:p text:style-name="P2"><text:span text:style-name="T1">Visual Basi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36.83cm" svg:y="43.18cm">
          <text:p text:style-name="P2"><text:span text:style-name="T1">PHP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6.35cm" svg:y="33.02cm">
          <text:p text:style-name="P2"><text:span text:style-name="T1">SQL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13.97cm" svg:y="33.02cm">
          <text:p text:style-name="P2"><text:span text:style-name="T1">Excel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21.59cm" svg:y="33.02cm">
          <text:p text:style-name="P2"><text:span text:style-name="T1">Assembly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29.21cm" svg:y="33.02cm">
          <text:p text:style-name="P2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6.858cm" svg:height="1.27cm" svg:x="36.83cm" svg:y="33.02cm">
          <text:p text:style-name="P2"><text:span text:style-name="T1">MATLAB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6.35cm" svg:y="22.86cm">
          <text:p text:style-name="P2"><text:span text:style-name="T1">Haskell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13.97cm" svg:y="22.86cm">
          <text:p text:style-name="P2"><text:span text:style-name="T1">Pyth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21.59cm" svg:y="22.86cm">
          <text:p text:style-name="P2"><text:span text:style-name="T1">Ruby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29.21cm" svg:y="22.86cm">
          <text:p text:style-name="P2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36.83cm" svg:y="22.86cm">
          <text:p text:style-name="P2"><text:span text:style-name="T1">Fortran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858cm" svg:height="1.27cm" svg:x="36.83cm" svg:y="12.7cm">
          <text:p text:style-name="P2"><text:span text:style-name="T1">Hoon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6.35cm" svg:y="1.795cm">
          <text:p text:style-name="P5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13.97cm" svg:y="1.795cm">
          <text:p text:style-name="P5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21.59cm" svg:y="1.795cm">
          <text:p text:style-name="P5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29.21cm" svg:y="1.795cm">
          <text:p text:style-name="P5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36.83cm" svg:y="1.795cm">
          <text:p text:style-name="P5"><text:span text:style-name="T1">CHAOTIC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draw:transform="rotate (1.5707963267949) translate (2.667cm 52.605cm)">
          <text:p text:style-name="P5"><text:span text:style-name="T1">EVI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draw:transform="rotate (1.5707963267949) translate (2.667cm 42.485cm)">
          <text:p text:style-name="P5"><text:span text:style-name="T1">IMP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draw:transform="rotate (1.5707963267949) translate (2.667cm 32.265cm)">
          <text:p text:style-name="P5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draw:transform="rotate (1.5707963267949) translate (2.667cm 22.145cm)">
          <text:p text:style-name="P5"><text:span text:style-name="T1">MOR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draw:transform="rotate (1.5707963267949) translate (2.667cm 12.025cm)">
          <text:p text:style-name="P5"><text:span text:style-name="T1">GOOD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6.35cm" svg:y="55.795cm">
          <text:p text:style-name="P5"><text:span text:style-name="T1">L</text:span><text:span text:style-name="T1">A</text:span><text:span text:style-name="T1">W</text:span><text:span text:style-name="T1">F</text:span><text:span text:style-name="T1">U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13.97cm" svg:y="55.795cm">
          <text:p text:style-name="P5"><text:span text:style-name="T1">S</text:span><text:span text:style-name="T1">O</text:span><text:span text:style-name="T1">C</text:span><text:span text:style-name="T1">I</text:span><text:span text:style-name="T1">A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21.59cm" svg:y="55.795cm">
          <text:p text:style-name="P5"><text:span text:style-name="T1">N</text:span><text:span text:style-name="T1">E</text:span><text:span text:style-name="T1">U</text:span><text:span text:style-name="T1">T</text:span><text:span text:style-name="T1">R</text:span><text:span text:style-name="T1">A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29.21cm" svg:y="55.795cm">
          <text:p text:style-name="P5"><text:span text:style-name="T1">R</text:span><text:span text:style-name="T1">E</text:span><text:span text:style-name="T1">B</text:span><text:span text:style-name="T1">E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858cm" svg:height="1.27cm" svg:x="36.83cm" svg:y="55.795cm">
          <text:p text:style-name="P5"><text:span text:style-name="T1">C</text:span><text:span text:style-name="T1">H</text:span><text:span text:style-name="T1">A</text:span><text:span text:style-name="T1">O</text:span><text:span text:style-name="T1">T</text:span><text:span text:style-name="T1">I</text:span><text:span text:style-name="T1">C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5.327cm" svg:height="6.767cm" svg:x="44.79cm" svg:y="15.329cm">
          <draw:text-box>
            <text:p text:style-name="P7"><text:span text:style-name="T2">CHO</text:span><text:span text:style-name="T2">OSE</text:span></text:p>
            <text:p text:style-name="P7"><text:span text:style-name="T2">YOU</text:span><text:span text:style-name="T2">R</text:span></text:p>
            <text:p text:style-name="P7"><text:span text:style-name="T2">FIG</text:span><text:span text:style-name="T2">HT</text:span><text:span text:style-name="T2">ER</text:span></text:p>
          </draw:text-box>
        </draw:frame>
        <draw:frame draw:style-name="gr20" draw:text-style-name="P1" draw:layer="layout" svg:width="1.397cm" svg:height="1.598cm" svg:x="37.157cm" svg:y="46.047cm">
          <draw:image xlink:href="Pictures/100002010000000E000000109C152CAE85D180B8.png" xlink:type="simple" xlink:show="embed" xlink:actuate="onLoad" loext:mime-type="image/png">
            <text:p/>
          </draw:image>
        </draw:frame>
        <draw:custom-shape draw:style-name="gr21" draw:text-style-name="P9" draw:layer="layout" svg:width="6.985cm" svg:height="6.985cm" svg:x="36.83cm" svg:y="45.72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6.772cm" svg:height="6.772cm" svg:x="36.916cm" svg:y="15.326cm">
          <draw:image xlink:href="Pictures/100000000000010000000100B402320F96F46E7A.png" xlink:type="simple" xlink:show="embed" xlink:actuate="onLoad" loext:mime-type="image/png">
            <text:p/>
          </draw:image>
        </draw:frame>
        <draw:frame draw:style-name="gr23" draw:text-style-name="P1" draw:layer="layout" svg:width="6.772cm" svg:height="6.772cm" svg:x="6.477cm" svg:y="25.527cm">
          <draw:image xlink:href="Pictures/100000000000010000000100EB1D7603D48934D2.png" xlink:type="simple" xlink:show="embed" xlink:actuate="onLoad" loext:mime-type="image/png">
            <text:p/>
          </draw:image>
        </draw:frame>
        <draw:frame draw:style-name="gr24" draw:text-style-name="P10" draw:layer="layout" svg:width="3.385cm" svg:height="5.228cm" svg:x="66.548cm" svg:y="18.542cm">
          <draw:text-box>
            <text:p>redo:</text:p>
            <text:p>- MATLAB</text:p>
            <text:p>- Lua?</text:p>
            <text:p>- Perl?</text:p>
            <text:p>- Bash?</text:p>
            <text:p>- C?</text:p>
            <text:p>- PHP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oper Black" svg:font-family="'Cooper Black'" style:font-pitch="variable"/>
    <style:font-face style:name="Inter Thin  BETA" svg:font-family="'Inter Thin  BETA'" style:font-pitch="variable"/>
    <style:font-face style:name="Linux Biolinum Keyboard O" svg:font-family="'Linux Biolinum Keyboard O'" style:font-pitch="variable"/>
    <style:font-face style:name="Linux Biolinum O" svg:font-family="'Linux Biolinum O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20:55:04.416530568</meta:creation-date>
    <dc:date>2021-10-02T15:48:38.215698604</dc:date>
    <meta:editing-duration>PT31M54S</meta:editing-duration>
    <meta:editing-cycles>4</meta:editing-cycles>
    <meta:generator>LibreOffice/6.4.7.2$Linux_X86_64 LibreOffice_project/40$Build-2</meta:generator>
    <meta:document-statistic meta:object-count="60"/>
  </office:meta>
</office:document-meta>
</file>